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2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Courier 10 Pitch1" fo:font-size="9pt" fo:font-weight="normal" officeooo:paragraph-rsid="003a9f59" style:font-size-asian="9pt" style:font-weight-asian="normal" style:font-size-complex="9pt" style:font-weight-complex="normal"/>
    </style:style>
    <style:style style:name="P3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1" fo:font-size="9pt" fo:font-weight="normal" officeooo:paragraph-rsid="00502bfb" style:font-size-asian="9pt" style:font-weight-asian="normal" style:font-size-complex="9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Courier 10 Pitch1" fo:font-size="9pt" fo:font-weight="bold" officeooo:rsid="003a9f59" officeooo:paragraph-rsid="003a9f59" style:font-size-asian="9pt" style:font-weight-asian="bold" style:font-size-complex="9pt" style:font-weight-complex="bold"/>
    </style:style>
    <style:style style:name="P5" style:family="paragraph" style:parent-style-name="Standard">
      <style:text-properties officeooo:paragraph-rsid="005c8b59"/>
    </style:style>
    <style:style style:name="P6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1" fo:font-size="9pt" fo:font-weight="normal" officeooo:paragraph-rsid="005c8b59" style:font-size-asian="9pt" style:font-weight-asian="normal" style:font-size-complex="9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style:font-name="Courier 10 Pitch1" fo:font-size="9pt" fo:font-weight="normal" officeooo:rsid="005e0060" officeooo:paragraph-rsid="005e0060" style:font-size-asian="9pt" style:font-weight-asian="normal" style:font-size-complex="9pt" style:font-weight-complex="normal"/>
    </style:style>
    <style:style style:name="P8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1" fo:font-size="9pt" fo:font-weight="normal" officeooo:paragraph-rsid="005c8b59" style:font-size-asian="9pt" style:font-weight-asian="normal" style:font-size-complex="9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for each="o in objects"&gt;</text:placeholder></text:p>
      <text:p text:style-name="P7">Etichetta</text:p>
      <text:p text:style-name="P6"><text:placeholder text:placeholder-type="text">&lt;/for&gt;</text:placeholder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9.999cm" fo:page-height="11cm" style:num-format="1" style:print-orientation="landscape" fo:margin-top="0cm" fo:margin-bottom="0cm" fo:margin-left="0cm" fo:margin-right="0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3-04T11:32:15.835340261</dc:date>
    <dc:creator>thebrush </dc:creator>
    <meta:editing-duration>PT3H48M33S</meta:editing-duration>
    <meta:editing-cycles>76</meta:editing-cycles>
    <meta:document-statistic meta:table-count="0" meta:image-count="0" meta:object-count="0" meta:page-count="1" meta:paragraph-count="3" meta:word-count="6" meta:character-count="40" meta:non-whitespace-character-count="37"/>
  </office:meta>
</office:document-meta>
</file>